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4.637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7.6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acuumIndicatorDynam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alex/VacuumIndicatorDynamic/VacuumIndicatorDynamic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Ср 25 янв 2023 02:37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0-86aedd382b~118~ubuntu20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evice:Battery_Cell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1</text:p>
          </table:table-cell>
          <table:table-cell office:value-type="string" calcext:value-type="string">
            <text:p>VacuumIndicator</text:p>
          </table:table-cell>
          <table:table-cell office:value-type="string" calcext:value-type="string">
            <text:p>ProjectLib:VacuumIndica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DPDT_x2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AP1117-25</text:p>
          </table:table-cell>
          <table:table-cell office:value-type="string" calcext:value-type="string">
            <text:p>Regulator_Linear:AP1117-25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diodes.com/datasheets/AP1117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YAAJ_BluePill</text:p>
          </table:table-cell>
          <table:table-cell office:value-type="string" calcext:value-type="string">
            <text:p>ProjectLib:YAAJ_BluePill</text:p>
          </table:table-cell>
          <table:table-cell office:value-type="string" calcext:value-type="string">
            <text:p>ProjectLibrary:YAAJ_BluePill_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T1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3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4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5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6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7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8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9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0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1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2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3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4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5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6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7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8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19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0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1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2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3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4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5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6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T27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evice:Battery_Cell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, C6, C7, 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pspice:CAP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1</text:p>
          </table:table-cell>
          <table:table-cell office:value-type="string" calcext:value-type="string">
            <text:p>VacuumIndicator</text:p>
          </table:table-cell>
          <table:table-cell office:value-type="string" calcext:value-type="string">
            <text:p>ProjectLib:VacuumIndicato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, J3, J4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, R2, R3, R4, R5, R6, R7, R8, R13, R14, R15, R17, R21, R22, R23, R25, R29, R30, R31, R33, R37, R38, R39, R41, R45, R4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 R11, 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6, R18, R24, R26, R32, R34, R40, R42, R4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9, R20, R27, R28, R35, R36, R43, R44, R4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DPDT_x2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2, SW3, SW4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1117-25</text:p>
          </table:table-cell>
          <table:table-cell office:value-type="string" calcext:value-type="string">
            <text:p>Regulator_Linear:AP1117-25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diodes.com/datasheets/AP1117.pd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YAAJ_BluePill</text:p>
          </table:table-cell>
          <table:table-cell office:value-type="string" calcext:value-type="string">
            <text:p>ProjectLib:YAAJ_BluePill</text:p>
          </table:table-cell>
          <table:table-cell office:value-type="string" calcext:value-type="string">
            <text:p>ProjectLibrary:YAAJ_BluePill_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T1, VT2, VT3, VT4, VT5, VT6, VT7, VT8, VT9, VT10, VT11, VT14, VT15, VT18, VT19, VT22, VT23, VT26</text:p>
          </table:table-cell>
          <table:table-cell office:value-type="string" calcext:value-type="string">
            <text:p>KT3102AM</text:p>
          </table:table-cell>
          <table:table-cell office:value-type="string" calcext:value-type="string">
            <text:p>ProjectLib:KT3102A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T12, VT13, VT16, VT17, VT20, VT21, VT24, VT25, VT27</text:p>
          </table:table-cell>
          <table:table-cell office:value-type="string" calcext:value-type="string">
            <text:p>КТ209М</text:p>
          </table:table-cell>
          <table:table-cell office:value-type="string" calcext:value-type="string">
            <text:p>ProjectLib:КТ209М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5T02:39:10.138501542</dc:date>
    <meta:editing-duration>PT1M28S</meta:editing-duration>
    <meta:editing-cycles>1</meta:editing-cycles>
    <meta:document-statistic meta:table-count="1" meta:cell-count="507" meta:object-count="0"/>
    <meta:generator>LibreOffice/6.4.7.2$Linux_X86_64 LibreOffice_project/40$Build-2</meta:generator>
  </office:meta>
</office:document-meta>
</file>